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style>
    <style:style style:name="Tabelle3.A" style:family="table-column">
      <style:table-column-properties style:column-width="9.807cm" style:rel-column-width="37806*"/>
    </style:style>
    <style:style style:name="Tabelle3.B" style:family="table-column">
      <style:table-column-properties style:column-width="0.794cm" style:rel-column-width="3059*"/>
    </style:style>
    <style:style style:name="Tabelle3.C" style:family="table-column">
      <style:table-column-properties style:column-width="6.399cm" style:rel-column-width="24670*"/>
    </style:style>
    <style:style style:name="Tabelle3.A1" style:family="table-cell">
      <style:table-cell-properties fo:padding="0cm" fo:border="none"/>
    </style:style>
    <style:style style:name="Tabelle4" style:family="table">
      <style:table-properties style:width="17cm" table:align="margins"/>
    </style:style>
    <style:style style:name="Tabelle4.A" style:family="table-column">
      <style:table-column-properties style:column-width="9.807cm" style:rel-column-width="37806*"/>
    </style:style>
    <style:style style:name="Tabelle4.B" style:family="table-column">
      <style:table-column-properties style:column-width="0.794cm" style:rel-column-width="3059*"/>
    </style:style>
    <style:style style:name="Tabelle4.C" style:family="table-column">
      <style:table-column-properties style:column-width="6.399cm" style:rel-column-width="24670*"/>
    </style:style>
    <style:style style:name="Tabelle4.A1" style:family="table-cell">
      <style:table-cell-properties fo:padding="0cm" fo:border="none"/>
    </style:style>
    <style:style style:name="Tabelle2" style:family="table">
      <style:table-properties style:width="17.013cm" fo:margin-left="0cm" table:align="left"/>
    </style:style>
    <style:style style:name="Tabelle2.A" style:family="table-column">
      <style:table-column-properties style:column-width="1.296cm"/>
    </style:style>
    <style:style style:name="Tabelle2.B" style:family="table-column">
      <style:table-column-properties style:column-width="15.716cm"/>
    </style:style>
    <style:style style:name="Tabelle2.A1" style:family="table-cell">
      <style:table-cell-properties fo:padding-left="0cm" fo:padding-right="0cm" fo:padding-top="0cm" fo:padding-bottom="0.3cm" fo:border="none"/>
    </style:style>
    <style:style style:name="P1" style:family="paragraph" style:parent-style-name="Table_20_Contents">
      <style:text-properties style:font-name="Liberation Serif" fo:font-weight="bold" officeooo:rsid="006b131d" officeooo:paragraph-rsid="006b131d"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paragraph-rsid="0067d91a"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52c654" officeooo:paragraph-rsid="0052c654"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54812a" officeooo:paragraph-rsid="0054812a" style:font-size-asian="12pt" style:font-size-complex="12pt"/>
    </style:style>
    <style:style style:name="P8" style:family="paragraph" style:parent-style-name="Standard">
      <style:paragraph-properties fo:text-align="start" style:justify-single-word="false"/>
      <style:text-properties style:font-name="Liberation Serif" fo:font-size="12pt" fo:font-weight="normal" officeooo:rsid="003403ea" officeooo:paragraph-rsid="003403e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03ea" officeooo:paragraph-rsid="006c53f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e33ee" officeooo:paragraph-rsid="006c53f9" style:font-size-asian="12pt" style:font-weight-asian="normal" style:font-size-complex="12pt"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7de04" officeooo:paragraph-rsid="006c53f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47de04" officeooo:paragraph-rsid="006c53f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4b0d88" officeooo:paragraph-rsid="006c53f9" style:font-size-asian="12pt" style:font-weight-asian="normal" style:font-size-complex="12pt" style:font-weight-complex="normal"/>
    </style:style>
    <style:style style:name="P1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577f7d" officeooo:paragraph-rsid="006c53f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62f9f3" officeooo:paragraph-rsid="0062f9f3"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62f9f3" officeooo:paragraph-rsid="0066559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62f9f3" officeooo:paragraph-rsid="0067d91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649f66" officeooo:paragraph-rsid="00649f66"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649f66" officeooo:paragraph-rsid="0067d91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665597" officeooo:paragraph-rsid="0067d91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665597" officeooo:paragraph-rsid="0066559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665597" officeooo:paragraph-rsid="006758a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4b0d88" officeooo:paragraph-rsid="004b0d8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4pt" fo:font-weight="normal" officeooo:rsid="003f3934" officeooo:paragraph-rsid="006c53f9"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erif" fo:font-size="14pt" fo:font-weight="bold" officeooo:rsid="0047de04" officeooo:paragraph-rsid="006c53f9" style:font-size-asian="14pt" style:font-weight-asian="bold" style:font-size-complex="14pt" style:font-weight-complex="bold"/>
    </style:style>
    <style:style style:name="P26" style:family="paragraph" style:parent-style-name="Standard">
      <style:paragraph-properties fo:text-align="start" style:justify-single-word="false" fo:break-before="page"/>
      <style:text-properties style:font-name="Liberation Serif" fo:font-size="14pt" fo:font-weight="bold" officeooo:rsid="0047de04" officeooo:paragraph-rsid="006c53f9"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4pt" fo:font-weight="bold" officeooo:rsid="0062f9f3" officeooo:paragraph-rsid="0062f9f3"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4pt" fo:font-weight="bold" officeooo:rsid="0044a3ca" officeooo:paragraph-rsid="0062f9f3"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4pt" fo:font-weight="bold" officeooo:rsid="004b0d88" officeooo:paragraph-rsid="006c53f9" style:font-size-asian="14pt" style:font-weight-asian="bold" style:font-size-complex="14pt" style:font-weight-complex="bold"/>
    </style:style>
    <style:style style:name="P30" style:family="paragraph" style:parent-style-name="Standard">
      <style:paragraph-properties fo:text-align="start" style:justify-single-word="false" fo:break-before="page"/>
      <style:text-properties style:font-name="Liberation Serif" fo:font-size="14pt" fo:font-weight="bold" officeooo:rsid="004b0d88" officeooo:paragraph-rsid="006c53f9"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 fo:font-size="14pt" fo:font-weight="bold" officeooo:rsid="0067d91a" officeooo:paragraph-rsid="0067d91a"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 fo:font-size="10pt" officeooo:rsid="01e03e6a" officeooo:paragraph-rsid="006179c3" style:font-size-asian="10pt" style:font-size-complex="10pt"/>
    </style:style>
    <style:style style:name="P33" style:family="paragraph" style:parent-style-name="Standard">
      <style:paragraph-properties fo:text-align="start" style:justify-single-word="false"/>
      <style:text-properties style:font-name="Courier New" fo:font-size="12pt" fo:font-weight="normal" officeooo:rsid="0062f9f3" officeooo:paragraph-rsid="0067d91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ourier New" fo:font-size="12pt" fo:font-weight="normal" officeooo:rsid="00665597" officeooo:paragraph-rsid="0067d91a" style:font-size-asian="12pt" style:font-weight-asian="normal" style:font-size-complex="12pt" style:font-weight-complex="normal"/>
    </style:style>
    <style:style style:name="P35"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0d88" officeooo:paragraph-rsid="006c53f9" style:font-size-asian="12pt" style:font-weight-asian="normal" style:font-size-complex="12pt" style:font-weight-complex="normal"/>
    </style:style>
    <style:style style:name="P36"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add3" officeooo:paragraph-rsid="006c53f9" style:font-size-asian="12pt" style:font-weight-asian="normal" style:font-size-complex="12pt" style:font-weight-complex="normal"/>
    </style:style>
    <style:style style:name="P37"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5bca2e" officeooo:paragraph-rsid="006c53f9" style:font-size-asian="12pt" style:font-weight-asian="normal" style:font-size-complex="12pt" style:font-weight-complex="normal"/>
    </style:style>
    <style:style style:name="P38"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577f7d" officeooo:paragraph-rsid="006c53f9" style:font-size-asian="12pt" style:font-weight-asian="normal" style:font-size-complex="12pt" style:font-weight-complex="normal"/>
    </style:style>
    <style:style style:name="P39"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7de04" officeooo:paragraph-rsid="006c53f9" style:font-size-asian="12pt" style:font-weight-asian="normal" style:font-size-complex="12pt" style:font-weight-complex="normal"/>
    </style:style>
    <style:style style:name="P40"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98004" officeooo:paragraph-rsid="006c53f9"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font-weight="normal" officeooo:rsid="003403ea" officeooo:paragraph-rsid="006c53f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font-weight="normal" officeooo:rsid="0062f9f3" officeooo:paragraph-rsid="0062f9f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font-weight="normal" officeooo:rsid="0062f9f3" officeooo:paragraph-rsid="0072a5ba"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font-weight="normal" officeooo:rsid="00665597" officeooo:paragraph-rsid="006758a4" style:font-size-asian="12pt" style:font-weight-asian="normal" style:font-size-complex="12pt" style:font-weight-complex="normal"/>
    </style:style>
    <style:style style:name="P45" style:family="paragraph" style:parent-style-name="Standard" style:list-style-name="L1">
      <style:paragraph-properties fo:margin-top="0cm" fo:margin-bottom="0cm" style:contextual-spacing="false" fo:text-align="start" style:justify-single-word="false"/>
      <style:text-properties officeooo:paragraph-rsid="006c53f9"/>
    </style:style>
    <style:style style:name="P46" style:family="paragraph" style:parent-style-name="Table_20_Contents">
      <style:paragraph-properties fo:text-align="start" style:justify-single-word="false"/>
      <style:text-properties style:font-name="Liberation Serif" fo:font-size="12pt" officeooo:rsid="00746fa7" officeooo:paragraph-rsid="00746fa7" style:font-size-asian="12pt" style:font-size-complex="12pt"/>
    </style:style>
    <style:style style:name="P47" style:family="paragraph" style:parent-style-name="Table_20_Contents">
      <style:paragraph-properties fo:text-align="start" style:justify-single-word="false"/>
      <style:text-properties style:font-name="Liberation Serif" fo:font-size="12pt" officeooo:rsid="00746fa7" officeooo:paragraph-rsid="007544c4" style:font-size-asian="12pt" style:font-size-complex="12pt"/>
    </style:style>
    <style:style style:name="P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bca2e" style:font-weight-asian="bold" style:font-weight-complex="bold"/>
    </style:style>
    <style:style style:name="T4" style:family="text">
      <style:text-properties fo:font-weight="bold" officeooo:rsid="00665597" style:font-weight-asian="bold" style:font-weight-complex="bold"/>
    </style:style>
    <style:style style:name="T5" style:family="text">
      <style:text-properties fo:font-weight="bold" officeooo:rsid="006758a4" style:font-weight-asian="bold" style:font-weight-complex="bold"/>
    </style:style>
    <style:style style:name="T6" style:family="text">
      <style:text-properties fo:font-weight="bold" officeooo:rsid="0067d91a" style:font-weight-asian="bold" style:font-weight-complex="bold"/>
    </style:style>
    <style:style style:name="T7" style:family="text">
      <style:text-properties fo:font-weight="bold" officeooo:rsid="006c8a0e" style:font-weight-asian="bold" style:font-weight-complex="bold"/>
    </style:style>
    <style:style style:name="T8" style:family="text">
      <style:text-properties fo:font-weight="bold" officeooo:rsid="006dfcd1" style:font-weight-asian="bold" style:font-weight-complex="bold"/>
    </style:style>
    <style:style style:name="T9" style:family="text">
      <style:text-properties fo:font-weight="bold" officeooo:rsid="007544c4" style:font-weight-asian="bold" style:font-weight-complex="bold"/>
    </style:style>
    <style:style style:name="T10" style:family="text">
      <style:text-properties officeooo:rsid="004cd36a"/>
    </style:style>
    <style:style style:name="T11" style:family="text">
      <style:text-properties officeooo:rsid="004ecd8d"/>
    </style:style>
    <style:style style:name="T12" style:family="text">
      <style:text-properties style:font-name="Liberation Serif" fo:font-size="12pt" fo:font-weight="normal" officeooo:rsid="0047de04" style:font-size-asian="12pt" style:font-weight-asian="normal" style:font-size-complex="12pt" style:font-weight-complex="normal"/>
    </style:style>
    <style:style style:name="T13" style:family="text">
      <style:text-properties style:font-name="Liberation Serif" fo:font-size="12pt" fo:font-weight="normal" officeooo:rsid="00577f7d" style:font-size-asian="12pt" style:font-weight-asian="normal" style:font-size-complex="12pt" style:font-weight-complex="normal"/>
    </style:style>
    <style:style style:name="T14" style:family="text">
      <style:text-properties style:font-name="Liberation Serif" fo:font-size="12pt" fo:font-weight="bold" officeooo:rsid="0047de04" style:font-size-asian="12pt" style:font-weight-asian="bold" style:font-size-complex="12pt" style:font-weight-complex="bold"/>
    </style:style>
    <style:style style:name="T15" style:family="text">
      <style:text-properties officeooo:rsid="0054812a"/>
    </style:style>
    <style:style style:name="T16" style:family="text">
      <style:text-properties officeooo:rsid="0055c236"/>
    </style:style>
    <style:style style:name="T17" style:family="text">
      <style:text-properties officeooo:rsid="00577f7d"/>
    </style:style>
    <style:style style:name="T18" style:family="text">
      <style:text-properties officeooo:rsid="0059c8f9"/>
    </style:style>
    <style:style style:name="T19" style:family="text">
      <style:text-properties officeooo:rsid="005bca2e"/>
    </style:style>
    <style:style style:name="T20" style:family="text">
      <style:text-properties officeooo:rsid="005d7e29"/>
    </style:style>
    <style:style style:name="T21" style:family="text">
      <style:text-properties fo:font-style="normal" style:font-style-asian="normal" style:font-style-complex="normal"/>
    </style:style>
    <style:style style:name="T22" style:family="text">
      <style:text-properties fo:font-style="normal" officeooo:rsid="00840c47" style:font-style-asian="normal" style:font-style-complex="normal"/>
    </style:style>
    <style:style style:name="T23" style:family="text">
      <style:text-properties fo:font-style="normal" officeooo:rsid="006221f0"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cdb0b8"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62f9f3"/>
    </style:style>
    <style:style style:name="T28" style:family="text">
      <style:text-properties officeooo:rsid="00649f66"/>
    </style:style>
    <style:style style:name="T29" style:family="text">
      <style:text-properties officeooo:rsid="00665597"/>
    </style:style>
    <style:style style:name="T30" style:family="text">
      <style:text-properties officeooo:rsid="006758a4"/>
    </style:style>
    <style:style style:name="T31" style:family="text">
      <style:text-properties officeooo:rsid="0067d91a"/>
    </style:style>
    <style:style style:name="T32" style:family="text">
      <style:text-properties officeooo:rsid="006c8a0e"/>
    </style:style>
    <style:style style:name="T33" style:family="text">
      <style:text-properties officeooo:rsid="006dfcd1"/>
    </style:style>
    <style:style style:name="T34" style:family="text">
      <style:text-properties officeooo:rsid="007100fc"/>
    </style:style>
    <style:style style:name="T35" style:family="text">
      <style:text-properties officeooo:rsid="0072a5ba"/>
    </style:style>
    <style:style style:name="T36" style:family="text">
      <style:text-properties officeooo:rsid="007378bd"/>
    </style:style>
    <style:style style:name="T37" style:family="text">
      <style:text-properties officeooo:rsid="007544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Begriff „Computer“</text:p>
      <text:p text:style-name="P8"/>
      <text:p text:style-name="P15">Ein „Computer“ oder deutsch „Rechner“ ist eine Maschine, die <text:span text:style-name="T2">programmierbar</text:span> ist. Das bedeutet, dass sie nicht immer auf die gleiche Weise arbeitet, wie z.B. ein Motor, der nichts anderes tut, als eine Welle zu drehen. Ein Motor ist zwar steuerbar (schneller oder langsamer), aber er erfüllt immer den gleichen Zweck. Ein Computer kann für ganz unterschiedliche Zwecke eingesetzt werden. Was er tut, wird durch Programme bestimmt, und die können beliebige Funktionen beschreiben, zum <text:span text:style-name="T34">Beispiel ein Schreibprogramm, eine</text:span> Maschinensteuerung, <text:span text:style-name="T34">einen Videoplayer oder einen Messenger. Es gibt auch Programme, mit denen man neue Programme entwickeln kann.</text:span></text:p>
      <text:p text:style-name="P15"/>
      <text:p text:style-name="P15"/>
      <text:p text:style-name="P28"><text:span text:style-name="T31">Geschichte</text:span> der Prog<text:span text:style-name="T18">r</text:span>ammier<text:span text:style-name="T27">sprachen</text:span></text:p>
      <text:p text:style-name="P15"/>
      <text:p text:style-name="P15"><text:span text:style-name="T34">Einer der </text:span>ersten Computer, die <text:span text:style-name="T34">1945 entwickelte </text:span>ENIAC wurde programmiert, indem Kabel in hunderte von Anschlüssen gesteckt wurden, um diese, je nach Zweck des Programms, auf unterschiedliche Weise zu verbinden. Die ENIAC konnte nur mathematische Funktionen berechnen. <text:span text:style-name="T34">Ihre</text:span> Progammierbarkeit lag darin, dass man beliebige Funktionen einstellen konnte <text:span text:style-name="T34">(und sie konnte diese Funktionen – verglichen mit Papier und Bleistift – sehr schnell berechnen).</text:span></text:p>
      <text:p text:style-name="P15"/>
      <text:p text:style-name="P15"/>
      <table:table table:name="Tabelle3" table:style-name="Tabelle3">
        <table:table-column table:style-name="Tabelle3.A"/>
        <table:table-column table:style-name="Tabelle3.B"/>
        <table:table-column table:style-name="Tabelle3.C"/>
        <table:table-row table:style-name="TableLine2351319954304">
          <table:table-cell table:style-name="Tabelle3.A1" office:value-type="string">
            <text:p text:style-name="P17">Eine der ersten Programmiersprachen war die 1967 <text:span text:style-name="T29">von IBM</text:span> entwickelte, <text:span text:style-name="T2">imperative </text:span><text:span text:style-name="T6">Programmiers</text:span><text:span text:style-name="T2">prache</text:span> FORTRAN (Formula Translator). Mit FORTRAN konnte man Programme in Textform schreiben, <text:span text:style-name="T28">also in einer menschenlesbaren Form (die Programme wurden allerdings auf Lochkarten in den Computer geladen, also in Form von Binärcode). </text:span>„Imperativ“ b<text:span text:style-name="T28">edeutet, dass ein Programm aus einer Serie von Grundbefehlen bestand. </text:span></text:p>
          </table:table-cell>
          <table:table-cell table:style-name="Tabelle3.A1" office:value-type="string">
            <text:p text:style-name="P4"/>
          </table:table-cell>
          <table:table-cell table:style-name="Tabelle3.A1" office:value-type="string">
            <text:p text:style-name="P33"><text:s text:c="4"/>sum = 0</text:p>
            <text:p text:style-name="P33"><text:s text:c="4"/>i = 1</text:p>
            <text:p text:style-name="P33">10 <text:s/>continue</text:p>
            <text:p text:style-name="P33"><text:s text:c="4"/>sum = sum + i</text:p>
            <text:p text:style-name="P33"><text:s text:c="4"/>i = i + 1</text:p>
            <text:p text:style-name="P33"><text:s text:c="4"/>if (i &lt; <text:span text:style-name="T29">20</text:span>) go to 10</text:p>
            <text:p text:style-name="P33"><text:s text:c="4"/>...</text:p>
          </table:table-cell>
        </table:table-row>
      </table:table>
      <text:p text:style-name="P16"/>
      <text:p text:style-name="P20"><text:span text:style-name="T28">Im Programm konnte man mit </text:span>IF- und<text:span text:style-name="T28"> GO TO-Befehlen und Schritte wiederholen</text:span><text:span text:style-name="T31">. </text:span>Da Fortran-Programm an beliebiger Stelle Sprungbefehle zu beliebigen anderen Stellen enthalten konnten, waren sie oft sehr schwer nachvollziehbar und fehlerhaft („Spaghetti-Code“).</text:p>
      <text:p text:style-name="P18"/>
      <text:p text:style-name="P19"/>
      <table:table table:name="Tabelle4" table:style-name="Tabelle4">
        <table:table-column table:style-name="Tabelle4.A"/>
        <table:table-column table:style-name="Tabelle4.B"/>
        <table:table-column table:style-name="Tabelle4.C"/>
        <table:table-row table:style-name="TableLine2351319958336">
          <table:table-cell table:style-name="Tabelle4.A1" office:value-type="string">
            <text:p text:style-name="P43"><text:span text:style-name="T29">Schon 1971 entwickelte Niklaus Wirth, Professor an der ETH Zürich, die erste </text:span><text:span text:style-name="T4">strukturierte Programmier-sprache</text:span><text:span text:style-name="T29"> </text:span><text:span text:style-name="T34">PASCAL. </text:span><text:span text:style-name="T29">Damit konnte man Wiederholungen in einer besser verständlichen Form, </text:span><text:span text:style-name="T35">ohne </text:span><text:span text:style-name="T29">GO TO-Befehle, ausdrücken.</text:span><text:span text:style-name="T28"> </text:span></text:p>
          </table:table-cell>
          <table:table-cell table:style-name="Tabelle4.A1" office:value-type="string">
            <text:p text:style-name="P5"/>
          </table:table-cell>
          <table:table-cell table:style-name="Tabelle4.A1" office:value-type="string">
            <text:p text:style-name="P34"><text:s text:c="4"/>sum = 0;</text:p>
            <text:p text:style-name="P34"><text:s text:c="4"/>for i = 1 to 20 do</text:p>
            <text:p text:style-name="P34"><text:s text:c="4"/>begin</text:p>
            <text:p text:style-name="P34"><text:s text:c="8"/>sum = sum + i;</text:p>
            <text:p text:style-name="P34"><text:s text:c="4"/>end</text:p>
          </table:table-cell>
        </table:table-row>
      </table:table>
      <text:p text:style-name="P22"/>
      <text:p text:style-name="P22">Aber auch mit strukturierten Programmiersprachen konnte man bestimmte <text:span text:style-name="T35">Herausforderungen</text:span>, wie die Zusammenarbeit von vielen Programmierern an einem Projekt <text:span text:style-name="T30">oder die Darstellung komplexer Sachverhalte</text:span> nicht zufriedenstellend lösen. Informatiker begannen <text:span text:style-name="T30">deshalb </text:span><text:span text:style-name="T31">in den 1980er Jahren </text:span>mit der Entwicklung „objektorientierte<text:span text:style-name="T30">r“</text:span> Programmiersprachen.</text:p>
      <text:p text:style-name="P22"/>
      <text:p text:style-name="P22"/>
      <text:p text:style-name="P22"><text:span text:style-name="T30">In der </text:span><text:span text:style-name="T5">objektorientierten Programmierung</text:span><text:span text:style-name="T30"> (OOP) macht man sich bei der Entwicklung einer neuen Software</text:span> zunächst über die vom Programm zu bearbeitenden Datenstrukturen („Objekte“) Gedanken, bevor man mit der Programmierung von <text:span text:style-name="T30">Abläufen und </text:span>Algorithmen beginnt. <text:span text:style-name="T30">Diese</text:span> Herangehensweise <text:span text:style-name="T30">setzte sich nach und nach durch und ist auch heute noch das vorherrschende „Paradigma“.</text:span></text:p>
      <text:p text:style-name="P31"><text:soft-page-break/>OOP-Sprachen: Überblick</text:p>
      <text:p text:style-name="P21"/>
      <table:table table:name="Tabelle2" table:style-name="Tabelle2">
        <table:table-column table:style-name="Tabelle2.A"/>
        <table:table-column table:style-name="Tabelle2.B"/>
        <table:table-row table:style-name="TableLine2351319949984">
          <table:table-cell table:style-name="Tabelle2.A1" office:value-type="string">
            <text:p text:style-name="P6">1980</text:p>
          </table:table-cell>
          <table:table-cell table:style-name="Tabelle2.A1" office:value-type="string">
            <text:p text:style-name="P6"><text:span text:style-name="T2">Smalltalk</text:span>, die erste <text:span text:style-name="T2">objektorientierte</text:span> Programmiersprache</text:p>
            <text:p text:style-name="P6">Entwickelt am Xerox PARC von Alan Kay, <text:span text:style-name="T18">beeinflusste spätere Entwicklungen wie C++.</text:span></text:p>
          </table:table-cell>
        </table:table-row>
        <table:table-row table:style-name="TableLine2351319954880">
          <table:table-cell table:style-name="Tabelle2.A1" office:value-type="string">
            <text:p text:style-name="P6">1985</text:p>
          </table:table-cell>
          <table:table-cell table:style-name="Tabelle2.A1" office:value-type="string">
            <text:p text:style-name="P6"><text:span text:style-name="T2">C++</text:span>, auch heute noch eine der verbreitetsten <text:span text:style-name="T15">objektorientierten Programmiers</text:span>prachen</text:p>
            <text:p text:style-name="P6">Entwickelt von Bjarne Soustrup <text:span text:style-name="T36">als Nachfolger der Sprache C.</text:span></text:p>
            <text:p text:style-name="P6">Verbindet abstrakte Konzepte der OOP mit systemnaher, ressourcenoptimierter Programmierung. <text:span text:style-name="T20">Wird</text:span> besonders in der Systementwicklung eingesetzt (z.B. Linux<text:span text:style-name="T15">).</text:span></text:p>
          </table:table-cell>
        </table:table-row>
        <table:table-row table:style-name="TableLine2351319954880">
          <table:table-cell table:style-name="Tabelle2.A1" office:value-type="string">
            <text:p text:style-name="P46">1994</text:p>
          </table:table-cell>
          <table:table-cell table:style-name="Tabelle2.A1" office:value-type="string">
            <text:p text:style-name="P47"><text:span text:style-name="T2">Python</text:span>,<text:span text:style-name="T37"> eine objektorientierte</text:span> „<text:span text:style-name="T2">S</text:span><text:span text:style-name="T9">k</text:span><text:span text:style-name="T2">riptsprache</text:span>“, <text:span text:style-name="T37">entwickelt </text:span>von Guido von Rossum </text:p>
            <text:p text:style-name="P47"><text:span text:style-name="T37">Python-Skripte werden nicht vollständig in Maschinencode übersetzt und anschließend ausgeführt, sondern zeilenweise von einem „Interpreter“ gelesen, der dabei die erforder-lichen Maschinenbefehle ausführt. Python ist z.B. in der K.I.-Entwicklung beliebt und wurde für Chat GPT benutzt.</text:span></text:p>
          </table:table-cell>
        </table:table-row>
        <table:table-row table:style-name="TableLine2351319959488">
          <table:table-cell table:style-name="Tabelle2.A1" office:value-type="string">
            <text:p text:style-name="P7">1995</text:p>
          </table:table-cell>
          <table:table-cell table:style-name="Tabelle2.A1" office:value-type="string">
            <text:p text:style-name="P7"><text:span text:style-name="T2">Java</text:span>, eine <text:span text:style-name="T2">plattformunabhängige</text:span> OOP-Sprache, entwickelt von SUN Microsystems</text:p>
            <text:p text:style-name="P7">Java-Programme laufen auf unterschiedlichen Betriebssystemen, z.B. Windows, Android </text:p>
            <text:p text:style-name="P7">Heute noch sehr verbreitet, z.B. an Universitäten, für Android-Apps, Spiele (Minecraft)<text:line-break/>Java und seine Entwicklungswerkzeuge sind kostenfrei verfügbar.</text:p>
          </table:table-cell>
        </table:table-row>
        <table:table-row table:style-name="TableLine2351319963232">
          <table:table-cell table:style-name="Tabelle2.A1" office:value-type="string">
            <text:p text:style-name="P7">2000</text:p>
          </table:table-cell>
          <table:table-cell table:style-name="Tabelle2.A1" office:value-type="string">
            <text:p text:style-name="P7"><text:span text:style-name="T2">C# / .NET</text:span>, eine Weiterentwicklung von C++ und Java von Microsoft</text:p>
            <text:p text:style-name="P7">Vieles automatisiert, was man bei Java noch „per Hand“ programmieren muss. </text:p>
            <text:p text:style-name="P7">Allerdings weitgehend auf Windows beschränkt, daher Java immer noch weiter verbreitet.</text:p>
          </table:table-cell>
        </table:table-row>
      </table:table>
      <text:p text:style-name="P23"/>
      <text:p text:style-name="P23"/>
      <text:p text:style-name="P29"/>
      <text:p text:style-name="P30">Rollen in der Softwareentwicklung</text:p>
      <text:p text:style-name="P12"/>
      <text:p text:style-name="P13">In den ersten Jahrzehnten der <text:span text:style-name="T19">Programmiersprachen</text:span> wurden Computerprogramme meist für <text:span text:style-name="T16">militärische und</text:span> wissenschaftliche Anwendungen entwickelt, bei denen es um die Berechnung komplexer mathematischer Probleme ging. Programme wurden <text:span text:style-name="T19">in der Regel von Einzelpersonen</text:span> erstellt und von wenigen Menschen benutzt – die Entwickler waren selbst die Anwender ihrer Programme. <text:span text:style-name="T16">Die </text:span>Programme <text:span text:style-name="T16">produzierten</text:span> <text:span text:style-name="T16">meist</text:span> reine Rechenergebnisse, und <text:span text:style-name="T16">brauchten</text:span> nicht komfortabel <text:span text:style-name="T16">bedienbar </text:span>zu sein.</text:p>
      <text:p text:style-name="P13"/>
      <text:p text:style-name="P13">Heute sind Softwareprojekte oft sehr viel umfangreicher und komplexer. <text:span text:style-name="T16">Systeme wie z.B.</text:span> Google Maps <text:span text:style-name="T16">werden</text:span> von Millionen von Anwendern benutzt <text:span text:style-name="T16">und verarbeiten gigantische Datenmengen.</text:span></text:p>
      <text:p text:style-name="P13">Für die Entwicklung <text:span text:style-name="T19">so einer</text:span> Software haben viele Menschen viele Jahre gebraucht, und die Entwicklung geht auch <text:span text:style-name="T16">nach Jahren</text:span> immer noch weiter.</text:p>
      <text:p text:style-name="P13"/>
      <text:p text:style-name="P13">Für große <text:span text:style-name="T16">Softwarep</text:span>rojekte muss der Arbeitsprozess sehr viel strukturierter sein, als wenn ein Wissenschaftler für sich selbst ein Programm schreibt. In <text:span text:style-name="T16">modernen</text:span> Entwicklungsteams gibt es daher eine Reihe von unterschiedlichen Aufgaben und Rollen:</text:p>
      <text:list xml:id="list3947990221" text:style-name="L1">
        <text:list-item>
          <text:p text:style-name="P35"><text:span text:style-name="T32">Im ersten Schritt erfast e</text:span>in*<text:span text:style-name="T32">e</text:span> <text:span text:style-name="T2">Systemanalytiker*</text:span><text:span text:style-name="T7">in</text:span> <text:span text:style-name="T32">(engl. business analyst) </text:span>eine Liste von <text:span text:style-name="T2">Anforderungen</text:span> an eine neue Software. <text:span text:style-name="T32">Sie bzw. er</text:span> formuliert präzise, welche Aufgaben die Software erledigen soll und wie die Anwender diese bedienen werden. <text:span text:style-name="T19">Anforderungsanalyse findet oft in Gesprächen mit Kunden statt und bildet eine Brücke zwischen den Vorstellungen der Kunden und den Programmierern. </text:span><text:span text:style-name="T32">Das Ergebnis ist oft ein </text:span>„Pflichtenheft“.</text:p>
        </text:list-item>
        <text:list-item>
          <text:p text:style-name="P35">Ein*<text:span text:style-name="T32">e</text:span> <text:span text:style-name="T2">Software-Architekt*</text:span><text:span text:style-name="T7">in</text:span> entwickelt <text:span text:style-name="T32">passend zum Pflichtenheft </text:span>ein <text:span text:style-name="T2">Modell</text:span> für die neue Software. <text:span text:style-name="T32">Sie bzw. e</text:span>r stellt in Diagrammen dar, wie die Software strukturiert ist, aus welchen Teilen (Klassen) sie besteht und wie diese Teile zusammenhängen.</text:p>
        </text:list-item>
        <text:list-item>
          <text:p text:style-name="P35"><text:span text:style-name="T2">Programmierer*</text:span><text:span text:style-name="T7">innen</text:span> schreiben anhand des Modells den <text:span text:style-name="T2">Quellcode</text:span>, also das eigentliche Programm in einer Programmiersprache. <text:span text:style-name="T32">Das ist (bei einem guten Pflichtenheft und Modell) dann eher eine Fleißarbeit, erfordert aber auch viel Erfahrung und Recherche.</text:span></text:p>
        </text:list-item>
        <text:list-item>
          <text:p text:style-name="P36"><text:span text:style-name="T32">Da es praktisch unmöglich ist, fehlerfreien Programmcode zu schreiben, prüfen </text:span><text:span text:style-name="T2">Software-Tester</text:span><text:span text:style-name="T7">*innen</text:span> regelmäßig die <text:span text:style-name="T32">Ergebnisse</text:span> der Programmierer. Durch Tests soll die Zahl der Fehler möglichst gering gehalten werden.</text:p>
        </text:list-item>
        <text:list-item>
          <text:p text:style-name="P37"><text:span text:style-name="T7">Designer*innen</text:span> erstellen Grafiken für die Software. Je nach Art der Software kann das ein kleiner oder auch ein sehr großer Anteil der gesamten Arbeit sein. Insbesondere bei Spielen kommen auch noch 3D-Modell<text:span text:style-name="T32">e, </text:span><text:span text:style-name="T33">Stories, Level usw.</text:span> hinzu.</text:p>
        </text:list-item>
        <text:list-item>
          <text:p text:style-name="P36"><text:span text:style-name="T10">Ein*</text:span><text:span text:style-name="T33">e</text:span><text:span text:style-name="T10"> </text:span><text:span text:style-name="T2">Projektmanager*</text:span><text:span text:style-name="T8">in</text:span> organisier<text:span text:style-name="T10">t</text:span> den Arbeitsprozess dieser Mitarbeiter und <text:span text:style-name="T10">ist dafür</text:span> verantwortlich, dass der Zeitplan für die Entwicklung des Projekts eingehalten wird.<text:line-break/><text:span text:style-name="T16">Entwicklungsprozesse sind heute standardisiert, ein Beispiel ist SCRUM.</text:span></text:p>
        </text:list-item>
        <text:list-item>
          <text:p text:style-name="P36">D<text:span text:style-name="T19">as</text:span> <text:span text:style-name="T3">Su</text:span><text:span text:style-name="T2">pport-</text:span><text:span text:style-name="T3">Team</text:span> ist für verschiedene Bereiche zuständig: Hilfe bei der Installation <text:span text:style-name="T33">und Benutzung</text:span> der Software, Schulung von Mitarbeitern des Kunden, Erstellen von Handbüchern <text:span text:style-name="T16">und</text:span> Webseiten, Hilfe bei Schwierigkeiten und Problemen.</text:p>
        </text:list-item>
      </text:list>
      <text:p text:style-name="P10"/>
      <text:p text:style-name="P25"/>
      <text:p text:style-name="P26"><text:span text:style-name="T19">Vorteile</text:span> der objektorientierten Programmierung <text:span text:style-name="T19">(OOP)</text:span></text:p>
      <text:p text:style-name="P24"/>
      <text:p text:style-name="P12">Objektorientierte Programmiersprachen wurden entwickelt, um folgende Dinge zu unterstützen:</text:p>
      <text:p text:style-name="P12"/>
      <text:list xml:id="list142220683689789" text:continue-numbering="true" text:style-name="L1">
        <text:list-item>
          <text:p text:style-name="P45"><text:span text:style-name="T14">Modellierung</text:span><text:span text:style-name="T12"> von </text:span><text:span text:style-name="T13">Anwendungsbereichen und Programmteilen</text:span><text:span text:style-name="T12"><text:line-break/>Ein</text:span><text:span text:style-name="T13">e</text:span><text:span text:style-name="T12"> </text:span><text:span text:style-name="T13">Software</text:span><text:span text:style-name="T12"> </text:span><text:span text:style-name="T13">hat oft einen Anwendungsbezug zu einer realen Situation</text:span><text:span text:style-name="T12">, z.B. die Buchhaltung einer Firma. Das Programm muss Aspekte dieser Realität </text:span><text:span text:style-name="T13">(Produkte, Kosten, Lieferanten usw.) </text:span><text:span text:style-name="T12">abbilden. </text:span><text:span text:style-name="T13">Außerdem besteht eine komplexe Software aus vielen Programmteilen.</text:span></text:p>
        </text:list-item>
      </text:list>
      <text:p text:style-name="P14"/>
      <text:list xml:id="list142220875395391" text:continue-numbering="true" text:style-name="L1">
        <text:list-item>
          <text:list>
            <text:list-item>
              <text:p text:style-name="P38">OOP-Sprachen unterstützen, reale Aspekte und Softwarekomponenten abstrakt als Modelle darzustellen.</text:p>
            </text:list-item>
          </text:list>
        </text:list-item>
      </text:list>
      <text:p text:style-name="P14"/>
      <text:list xml:id="list142220903850079" text:continue-numbering="true" text:style-name="L1">
        <text:list-item>
          <text:p text:style-name="P39"><text:span text:style-name="T2">Aufteilen der Arbeit</text:span> <text:span text:style-name="T11">an einem </text:span>Softwareprojekt auf viele Mitarbeiter<text:line-break/>Ein<text:span text:style-name="T11">e</text:span> Software wird heute <text:span text:style-name="T17">meist</text:span> von vielen Mitarbeitern erstellt, die an unterschiedlichen Teilen des Projektes arbeiten, z.B. an der graphischen Oberfläche, Netzwerk, Server-Software usw.</text:p>
        </text:list-item>
      </text:list>
      <text:p text:style-name="P11"/>
      <text:list xml:id="list142221054482650" text:continue-numbering="true" text:style-name="L1">
        <text:list-item>
          <text:list>
            <text:list-item>
              <text:p text:style-name="P39"><text:span text:style-name="T17">Durch die Unterteilung von Programmen in Module („Klassen“) wird</text:span> ermöglicht, dass ein Programmierer seinen Teil des Projekts <text:span text:style-name="T11">leicht </text:span>mit eine<text:span text:style-name="T11">n</text:span> anderen Teil<text:span text:style-name="T11">en</text:span> verknüpfen kann. <text:line-break/><text:span text:style-name="T17">Klassen definieren einfach verständliche „Schnittstellen“, so dass ein Programmierer sich nicht allzu sehr mit dem Quellcode seiner Kollegen beschäftigen muss.</text:span> <text:span text:style-name="T17">Das spart </text:span>Zeit und <text:span text:style-name="T17">vermeidet </text:span>Fehler und Missverständnisse.</text:p>
            </text:list-item>
          </text:list>
        </text:list-item>
      </text:list>
      <text:p text:style-name="P11"/>
      <text:list xml:id="list142221918072078" text:continue-numbering="true" text:style-name="L1">
        <text:list-item>
          <text:p text:style-name="P39">Ermöglichen von <text:span text:style-name="T2">Änderungen</text:span> und <text:span text:style-name="T2">Erweiterungen</text:span><text:line-break/>Softwareprojekte benötigen oft Jahre an Entwicklungszeit, und entwickeln sich auch danach laufend weiter. Während dieser langen Zeit werden oft von Seiten der Kunden <text:span text:style-name="T17">bzw. Anwender</text:span> Änderungen gewünscht.</text:p>
        </text:list-item>
      </text:list>
      <text:p text:style-name="P11"/>
      <text:list xml:id="list142220556384237" text:continue-numbering="true" text:style-name="L1">
        <text:list-item>
          <text:list>
            <text:list-item>
              <text:p text:style-name="P39">OOP-Sprachen unterstützen Änderungen bzw. Erweiterungen <text:span text:style-name="T17">dadurch, dass die einzelnen Module</text:span> (Klassen) im Idealfall nur geringe Abhängigkeit voneinander haben. So kann man einzelne <text:span text:style-name="T17">Klassen</text:span> <text:span text:style-name="T11">ändern /</text:span> austauschen, ohne die ganze Software <text:span text:style-name="T11">überarbeiten </text:span>zu müssen.</text:p>
            </text:list-item>
          </text:list>
        </text:list-item>
      </text:list>
      <text:p text:style-name="P11"/>
      <text:list xml:id="list142220731746649" text:continue-numbering="true" text:style-name="L1">
        <text:list-item>
          <text:p text:style-name="P40"><text:span text:style-name="T2">Wiederverwendung von Quellcode</text:span><text:line-break/><text:span text:style-name="T17">Bestimmte Teile von Software werden immer wieder in anderen Projekten benötigt. Durch den modularen Aufbau können diese Teile</text:span> in anderen Projekten wiederverwendet<text:span text:style-name="T17"> werden, was </text:span>Entwicklungszeit und <text:span text:style-name="T17">damit </text:span>Geld spar<text:span text:style-name="T17">t.</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32"><draw:frame text:anchor-type="paragraph" draw:z-index="0" draw:name="Form1" draw:style-name="gr1" draw:text-style-name="P48" svg:width="1.795cm" svg:height="0.63cm" svg:x="15.196cm" svg:y="0.034cm"><draw:image xlink:href="Pictures/10000000000000580000001F84D8045FF773DCF2.png" xlink:type="simple" xlink:show="embed" xlink:actuate="onLoad" draw:mime-type="image/png"><text:p/></draw:image></draw:frame><text:span text:style-name="T26">Autor: </text:span><text:span text:style-name="T21">Christian Pothmann – </text:span><text:a xlink:type="simple" xlink:href="https://cpothmann.de/" text:style-name="Internet_20_link" text:visited-style-name="Visited_20_Internet_20_Link"><text:span text:style-name="T21">c</text:span></text:a><text:a xlink:type="simple" xlink:href="https://cpothmann.de/" text:style-name="Internet_20_link" text:visited-style-name="Visited_20_Internet_20_Link"><text:span text:style-name="T22">pothmann.de</text:span></text:a><text:span text:style-name="T22">, </text:span><text:span text:style-name="T23">f</text:span><text:span text:style-name="T24">reigegeben unter </text:span><text:a xlink:type="simple" xlink:href="https://creativecommons.org/licenses/by-nc-sa/4.0/" text:style-name="Internet_20_link" text:visited-style-name="Visited_20_Internet_20_Link"><text:span text:style-name="T24">CC BY-NC-SA 4.0</text:span></text:a><text:span text:style-name="T24">, </text:span><text:span text:style-name="T25">März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602cm" style:rel-column-width="29306*"/>
    </style:style>
    <style:style style:name="Tabelle1.B" style:family="table-column">
      <style:table-column-properties style:column-width="2.699cm" style:rel-column-width="10403*"/>
    </style:style>
    <style:style style:name="Tabelle1.C" style:family="table-column">
      <style:table-column-properties style:column-width="6.699cm" style:rel-column-width="25826*"/>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b131d" officeooo:paragraph-rsid="006b131d"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351319952864">
            <table:table-cell table:style-name="Tabelle1.A1" office:value-type="string">
              <text:p text:style-name="MP1">Geschichte der Programmiersprach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12-03T14:22:20.186000000</dc:date>
    <meta:editing-duration>PT17H24M8S</meta:editing-duration>
    <meta:editing-cycles>69</meta:editing-cycles>
    <meta:generator>LibreOffice/7.3.3.2$Windows_X86_64 LibreOffice_project/d1d0ea68f081ee2800a922cac8f79445e4603348</meta:generator>
    <meta:document-statistic meta:table-count="4" meta:image-count="0" meta:object-count="0" meta:page-count="4" meta:paragraph-count="65" meta:word-count="1245" meta:character-count="9339" meta:non-whitespace-character-count="8113"/>
  </office:meta>
</office:document-meta>
</file>